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paragraph-properties fo:margin-left="0in" fo:margin-right="0in" fo:margin-top="0in" fo:margin-bottom="0in" loext:contextual-spacing="false" fo:text-indent="0in" style:auto-text-indent="false"/>
    </style:style>
    <style:style style:name="P6"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list-style-name="WWNum1">
      <style:paragraph-properties fo:margin-left="1.5in" fo:margin-right="0in"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chel Clark</text:p>
      <text:p text:style-name="P1">T01310140</text:p>
      <text:p text:style-name="P1"/>
      <text:p text:style-name="P2">Final Project: Virtual and Standard-Issue Reality</text:p>
      <text:p text:style-name="P2"><text:span text:style-name="T1">UPDATED PROJECT DESCRIPTION BELOW THIS ONE</text:span></text:p>
      <text:p text:style-name="P2"/>
      <text:p text:style-name="P1"><text:span text:style-name="T1">Concept: </text:span></text:p>
      <text:p text:style-name="P3"/>
      <text:p text:style-name="P5"><text:tab/>The marriage of tangible reality and technology is a cornerstone of immersive design; however, current technological limitations place boundaries on how immersive a technological experience can be (within certain monetary constraints). This project will be an attempt at uniting technological and tangible fronts by involving real constructed objects in a virtual reality setting. Content-wise, the scenes depicted will be structured as what could be called fever dreams, with shifting, ethereal themes. Some of the objects within each scene will be actual items placed around the room in which VR is set up, that the user can interact with in the contexts of both kinesthetic touch <text:span text:style-name="T2">and</text:span> augmented reality. </text:p>
      <text:p text:style-name="P5"><text:tab/>In an effort to maintain a realistic timeline and set achievable goals, I will be outlining project end-goals of different levels of ambition below. </text:p>
      <text:p text:style-name="P5"/>
      <text:p text:style-name="P5"/>
      <text:p text:style-name="P5"><text:span text:style-name="T1">Technical: </text:span></text:p>
      <text:p text:style-name="P6"/>
      <text:p text:style-name="P5"><text:span text:style-name="T1"><text:tab/></text:span>The virtual reality world in question will have a minimum of two scenes, ideally at least three (truthfully, I’m just not sure how long each scene will take and want to set realistic goals). The first scene will contain the interior of a turret (see: world building drawing). Inside the VR room, there will be a table and chair set up, with a CNC routed model of a landscape on the table. (This model will exist both in VR and as an actual object.) There will be several 3D printed pieces on the table next to the model; the user can pick them up and place them in their allocated space on the landscape (made obvious by indentations in the surface of the landscape that match the shape of the model). The landscape will use either pressure or capacitive touch sensors to identify which object has been placed on it, and the VR scene will change as a result, to a new place that corresponds with the object. </text:p>
      <text:p text:style-name="P5"><text:tab/>Each of the places that the user can “travel” to are related to the turret itself, either changing the angle that the person is looking at the turret from, or moving to a different part of the world. The level of complexity all depends on how easily I can make the coordination between VR and the landscape. </text:p>
      <text:p text:style-name="P5"><text:tab/>In an ideal world, the user would also be able to look around their current environment and have the landscape shift and change depending on where they’re facing. </text:p>
      <text:p text:style-name="P5"/>
      <text:p text:style-name="P5"/>
      <text:p text:style-name="P5"><text:span text:style-name="T1">Potential Changes </text:span></text:p>
      <text:p text:style-name="P6"/>
      <text:p text:style-name="P5"><text:tab/>Since this is probably going to be infinitely more complicated than I expect it to be, some possible alterations are: </text:p>
      <text:list xml:id="list3696738932" text:style-name="WWNum1">
        <text:list-item>
          <text:p text:style-name="P7">Focusing on the CNC routed landscape and sensor models, and don’t make this VR. Instead, just have the person in a room with the landscape and <text:span text:style-name="T2">project</text:span> the environments onto a screen. </text:p>
          <text:list>
            <text:list-item>
              <text:p text:style-name="P8">Alternately, create a series of digital paintings and cycle through them instead. </text:p>
              <text:list>
                <text:list-item>
                  <text:p text:style-name="P9">This sounds a lot more time consuming. Lol </text:p>
                </text:list-item>
              </text:list>
            </text:list-item>
          </text:list>
        </text:list-item>
        <text:list-item>
          <text:p text:style-name="P7"><text:soft-page-break/>Focus on the CNC routed landscape and sensor models, but drop the whole concept of changing scenes. Instead focus on changing sounds depending on what models are where. </text:p>
        </text:list-item>
        <text:list-item>
          <text:p text:style-name="P7">Focus on CNC landscape, but make it into a playable game environment, and decide what kind of game this is going to be. (Touch capacitive? Sensing of objects? Constructive?) </text:p>
        </text:list-item>
      </text:list>
      <text:p text:style-name="P1"/>
      <text:p text:style-name="P1"/>
      <text:p text:style-name="P1"/>
      <text:p text:style-name="P1"/>
      <text:p text:style-name="P1"><text:span text:style-name="T2">New Project: Acid Babble (tangible board game) </text:span></text:p>
      <text:p text:style-name="P1"/>
      <text:p text:style-name="P1"><text:span text:style-name="T1">Concept: </text:span></text:p>
      <text:p text:style-name="P3"/>
      <text:p text:style-name="P1"><text:tab/>Acid Babble will be an interactive board game with fabricated landscape elements and structure. The exact gameplay is still being hashed out, but the premise of the game is that everyone plays as a person on acid, with goals, tasks, and events being tackled both individually and as a group. Much of the game’s structure will be based on word-splicing and deciphering, with a variety of elements coming into play that impact how well a player can navigate events/convey their ideas. Truthfully, the exact details of how the game environment itself will be constructed are still being developed, and will be solidified by the end of Thanksgiving break. These details are somewhat dependent on the nature of gameplay (whether it’s tactile, mostly involves cards, includes elements that are responsive to human interaction, etc.), but some preliminary ideas are for parts of the gameboard to be touch capacitive, and/or the cards to be distributed by a microcontroller-powered dispenser. </text:p>
      <text:p text:style-name="P1"/>
      <text:p text:style-name="P1"><text:span text:style-name="T1">Technical: </text:span></text:p>
      <text:p text:style-name="P1"><text:span text:style-name="T1"><text:tab/></text:span></text:p>
      <text:p text:style-name="P1"><text:tab/>As stated above, exact technicalities are yet to be decided. However, the entire gameboard will be fabricated using some combination of the CNC router, laser cutter, and 3D printers (pieces, 3D elements, landscape, cards, player info plates, etc.), with at least some components being animated using technology. Currently, I’m shitting ideas into a Google doc, and am going to be slowly picking and choosing the ones that I like and arranging them into a final gameplay concept. From this concept, the board will be designed, as well as all of the additional components. <text:a xlink:type="simple" xlink:href="https://docs.google.com/document/d/1pysBJGmr6WZTyWu21yRfgxBOOdeLLin0-7cegSQY1rM/edit?usp=sharing" text:style-name="ListLabel_20_10" text:visited-style-name="ListLabel_20_10"><text:span text:style-name="T4">https://docs.google.com/document/d/1pysBJGmr6WZTyWu21yRfgxBOOdeLLin0-7cegSQY1rM/edit?usp=sharing</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798" meta:character-count="4887" meta:non-whitespace-character-count="4089"/>
    <meta:generator>LibreOfficeDev/6.0.5.2$Linux_X86_64 LibreOffice_project/</meta:generator>
  </office:meta>
</office:document-meta>
</file>